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erif Pro" svg:font-family="'Source Serif Pro'" style:font-family-generic="roman"/>
    <style:font-face style:name="Source Serif Pro1" svg:font-family="'Source Serif Pro'" style:font-adornments="Bold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paragraph-rsid="0063e6c0"/>
    </style:style>
    <style:style style:name="P2" style:family="paragraph" style:parent-style-name="Text_20_body">
      <style:text-properties officeooo:rsid="0063e6c0" officeooo:paragraph-rsid="0063e6c0"/>
    </style:style>
    <style:style style:name="P3" style:family="paragraph" style:parent-style-name="Text_20_body">
      <style:paragraph-properties style:writing-mode="lr-tb"/>
      <style:text-properties officeooo:rsid="008a213e" officeooo:paragraph-rsid="008c2127"/>
    </style:style>
    <style:style style:name="P4" style:family="paragraph" style:parent-style-name="Text_20_body">
      <style:paragraph-properties style:writing-mode="lr-tb"/>
      <style:text-properties officeooo:rsid="008c2127" officeooo:paragraph-rsid="008c2127"/>
    </style:style>
    <style:style style:name="P5" style:family="paragraph" style:parent-style-name="Text_20_body">
      <style:paragraph-properties style:writing-mode="lr-tb"/>
      <style:text-properties officeooo:rsid="008a92c0" officeooo:paragraph-rsid="008a92c0"/>
    </style:style>
    <style:style style:name="P6" style:family="paragraph" style:parent-style-name="Text_20_body">
      <style:paragraph-properties style:writing-mode="lr-tb"/>
      <style:text-properties officeooo:paragraph-rsid="008a213e"/>
    </style:style>
    <style:style style:name="P7" style:family="paragraph" style:parent-style-name="Text_20_body" style:list-style-name="L1"/>
    <style:style style:name="P8" style:family="paragraph" style:parent-style-name="List" style:list-style-name="L1"/>
    <style:style style:name="P9" style:family="paragraph" style:parent-style-name="List" style:list-style-name="L1">
      <style:text-properties officeooo:rsid="008a213e"/>
    </style:style>
    <style:style style:name="P10" style:family="paragraph" style:parent-style-name="List" style:list-style-name="L1">
      <style:text-properties officeooo:rsid="008fd593" officeooo:paragraph-rsid="008fd593"/>
    </style:style>
    <style:style style:name="T1" style:family="text">
      <style:text-properties officeooo:rsid="001ac5f4"/>
    </style:style>
    <style:style style:name="T2" style:family="text">
      <style:text-properties officeooo:rsid="0015ba3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63e6c0"/>
    </style:style>
    <style:style style:name="T5" style:family="text">
      <style:text-properties officeooo:rsid="00883c62"/>
    </style:style>
    <style:style style:name="T6" style:family="text">
      <style:text-properties officeooo:rsid="008a213e"/>
    </style:style>
    <style:style style:name="T7" style:family="text">
      <style:text-properties officeooo:rsid="008a3cc6"/>
    </style:style>
    <style:style style:name="T8" style:family="text">
      <style:text-properties officeooo:rsid="008a3d4e"/>
    </style:style>
    <style:style style:name="T9" style:family="text">
      <style:text-properties officeooo:rsid="008c2127"/>
    </style:style>
    <style:style style:name="T10" style:family="text">
      <style:text-properties officeooo:rsid="008f7476"/>
    </style:style>
    <style:style style:name="T11" style:family="text">
      <style:text-properties style:text-position="super 58%" officeooo:rsid="008a213e"/>
    </style:style>
    <style:style style:name="T12" style:family="text">
      <style:text-properties officeooo:rsid="008fd593"/>
    </style:style>
    <style:style style:name="T13" style:family="text">
      <style:text-properties officeooo:rsid="0091a9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FO <text:span text:style-name="T4">5901</text:span>: <text:span text:style-name="T5">Progress Report II</text:span></text:h>
      <text:p text:style-name="P2">Due <text:span text:style-name="T6">in CMS on October 30</text:span><text:span text:style-name="T11">th</text:span><text:span text:style-name="T6"> at 16:45.</text:span></text:p>
      <text:p text:style-name="P3">At <text:span text:style-name="T9">this point in the semester </text:span>you should <text:span text:style-name="T10">have made substantial progress on your project.</text:span> <text:span text:style-name="T10">Your client’s deliverables should exist in some partially incomplete form and you should be working to solve the unexpected issues that you have likely encountered.</text:span></text:p>
      <text:p text:style-name="P3"><text:span text:style-name="T9">However, before</text:span> you <text:span text:style-name="T12">make it</text:span> <text:span text:style-name="T10">into the end stretch</text:span>, we want to check in with you to make sure we understand the status of your project. We’ve designed <text:span text:style-name="T9">this</text:span> progress report to require as little time as possible so you can keep working on your project rather than <text:span text:style-name="T9">on</text:span> this class’ assignments.</text:p>
      <text:h text:style-name="Heading_20_2" text:outline-level="2">Progress Report <text:span text:style-name="T9">(100)</text:span></text:h>
      <text:p text:style-name="P5">You will update artifacts from Progress Report I to communicate the status of your project to us. Remember to be honest when reporting your status!</text:p>
      <text:p text:style-name="P6"><text:span text:style-name="T6">For your progress report you will update four items.</text:span></text:p>
      <text:list xml:id="list996845864" text:style-name="L1">
        <text:list-item>
          <text:p text:style-name="P9">A risk mitigation chart describing how your team mitigated high/medium risks since the outset of the project.</text:p>
        </text:list-item>
        <text:list-item>
          <text:p text:style-name="P8"><text:span text:style-name="T6">A one page project plan (this is the </text:span><text:span text:style-name="T3">project-plan-template.xlsx</text:span><text:span text:style-name="T6">).</text:span></text:p>
        </text:list-item>
        <text:list-item>
          <text:p text:style-name="P10"><text:span text:style-name="T13">Your current team contract</text:span>.</text:p>
        </text:list-item>
        <text:list-item>
          <text:p text:style-name="P7">A preliminary work product from your project. Depending on goals of project, this could be a draft wire frame, low fidelity prototype, data flow, outline, requirements, arch diagram, tech diagram etc. This is just a mechanism for describing progress and goals. <text:span text:style-name="T7">This can be a screenshot for your CMS submission.</text:span></text:p>
        </text:list-item>
      </text:list>
      <text:p text:style-name="P3">Remember when submitting any materials to the course staff that your protect your client’s IP. You should be able to communicate to us what <text:span text:style-name="T8">is going on with your project without leaking any confidential information. This does not apply to Cornell projects or CSP-ECs with option A or B. It does apply to CSP-ECs with option C.</text:span></text:p>
      <text:p text:style-name="P4">Submit your status artifacts to C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erif Pro" svg:font-family="'Source Serif Pro'" style:font-family-generic="roman"/>
    <style:font-face style:name="Source Serif Pro1" svg:font-family="'Source Serif Pro'" style:font-adornments="Bold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ource Serif Pro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Source Serif Pro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Source Serif Pro" fo:font-family="'Source Serif Pro'" style:font-family-generic="roman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loext:contextual-spacing="false" fo:line-height="120%" style:writing-mode="page"/>
      <style:text-properties style:font-size-asian="10.5pt"/>
    </style:style>
    <style:style style:name="List" style:family="paragraph" style:parent-style-name="Text_20_body" style:class="list">
      <style:paragraph-properties fo:margin-top="0in" fo:margin-bottom="0in" loext:contextual-spacing="false" style:writing-mode="page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in" fo:margin-bottom="0.0799in" loext:contextual-spacing="false" style:writing-mode="page"/>
      <style:text-properties style:font-name="Source Serif Pro1" fo:font-family="'Source Serif Pro'" style:font-style-name="Bold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in" fo:margin-bottom="0.0799in" loext:contextual-spacing="false" style:writing-mode="page"/>
      <style:text-properties style:font-name="Source Serif Pro1" fo:font-family="'Source Serif Pro'" style:font-style-name="Bold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 style:writing-mode="page"/>
      <style:text-properties style:font-name="Source Serif Pro1" fo:font-family="'Source Serif Pro'" style:font-style-name="Bold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loext:contextual-spacing="false" style:writing-mode="pag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style:writing-mode="page"/>
      <style:text-properties fo:font-size="80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63e6c0"/>
    </style:style>
    <style:style style:name="MT1" style:family="text">
      <style:text-properties officeooo:rsid="001ac5f4"/>
    </style:style>
    <style:style style:name="MT2" style:family="text">
      <style:text-properties officeooo:rsid="0015ba37"/>
    </style:style>
    <style:page-layout style:name="Mpm1">
      <style:page-layout-properties fo:page-width="8.5in" fo:page-height="11in" style:num-format="1" style:print-orientation="portrait" fo:margin-top="0.75in" fo:margin-bottom="0.6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FO 5901 – Fall 2017<text:tab/><text:tab/>Page </text:span><text:page-number text:select-page="current">1</text:page-number> <text:span text:style-name="MT2">of </text:span>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Harms</meta:initial-creator>
    <meta:creation-date>2017-08-12T10:56:17.903562103</meta:creation-date>
    <dc:date>2017-10-16T12:33:14.287623215</dc:date>
    <dc:creator>Kyle Harms</dc:creator>
    <meta:editing-duration>P1DT23H18M23S</meta:editing-duration>
    <meta:editing-cycles>70</meta:editing-cycles>
    <meta:generator>LibreOffice/5.3.6.1$Linux_X86_64 LibreOffice_project/30$Build-1</meta:generator>
    <meta:printed-by>Kyle Harms</meta:printed-by>
    <meta:print-date>2017-08-20T14:21:59.636938880</meta:print-date>
    <meta:document-statistic meta:table-count="0" meta:image-count="0" meta:object-count="0" meta:page-count="1" meta:paragraph-count="14" meta:word-count="297" meta:character-count="1740" meta:non-whitespace-character-count="1459"/>
  </office:meta>
</office:document-meta>
</file>